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ul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uses_per_coupon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from_date</text:p>
          </table:table-cell>
          <table:table-cell office:value-type="string" table:style-name="ce1">
            <text:p>to_date</text:p>
          </table:table-cell>
          <table:table-cell office:value-type="string" table:style-name="ce1">
            <text:p>conditions_serialized</text:p>
          </table:table-cell>
          <table:table-cell office:value-type="string" table:style-name="ce1">
            <text:p>actions_serialized</text:p>
          </table:table-cell>
          <table:table-cell office:value-type="string" table:style-name="ce1">
            <text:p>uses_per_customer</text:p>
          </table:table-cell>
          <table:table-cell office:value-type="string" table:style-name="ce1">
            <text:p>customer_group_ids</text:p>
          </table:table-cell>
          <table:table-cell office:value-type="string" table:style-name="ce1">
            <text:p>is_active</text:p>
          </table:table-cell>
          <table:table-cell office:value-type="string" table:style-name="ce1">
            <text:p>stop_rules_processing</text:p>
          </table:table-cell>
          <table:table-cell office:value-type="string" table:style-name="ce1">
            <text:p>sort_order</text:p>
          </table:table-cell>
          <table:table-cell office:value-type="string" table:style-name="ce1">
            <text:p>simple_action</text:p>
          </table:table-cell>
          <table:table-cell office:value-type="string" table:style-name="ce1">
            <text:p>discount_amount</text:p>
          </table:table-cell>
          <table:table-cell office:value-type="string" table:style-name="ce1">
            <text:p>discount_qty</text:p>
          </table:table-cell>
          <table:table-cell office:value-type="string" table:style-name="ce1">
            <text:p>simple_free_shipping</text:p>
          </table:table-cell>
          <table:table-cell office:value-type="string" table:style-name="ce1">
            <text:p>apply_to_shipping</text:p>
          </table:table-cell>
          <table:table-cell office:value-type="string" table:style-name="ce1">
            <text:p>times_used</text:p>
          </table:table-cell>
          <table:table-cell office:value-type="string" table:style-name="ce1">
            <text:p>is_rss</text:p>
          </table:table-cell>
          <table:table-cell office:value-type="string" table:style-name="ce1">
            <text:p>coupon_type</text:p>
          </table:table-cell>
          <table:table-cell office:value-type="string" table:style-name="ce1">
            <text:p>use_auto_generation</text:p>
          </table:table-cell>
          <table:table-cell office:value-type="string" table:style-name="ce1">
            <text:p>website_ids</text:p>
          </table:table-cell>
          <table:table-cell office:value-type="string" table:style-name="ce1">
            <text:p>store_labels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1">
            <text:p>Test 10% off - Subtotal equals or greater than 1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000-00-00</text:p>
          </table:table-cell>
          <table:table-cell office:value-type="string" table:style-name="ce1">
            <text:p>0000-00-00</text:p>
          </table:table-cell>
          <table:table-cell office:value-type="string" table:style-name="ce1">
            <text:p>{"type":"Magento\\SalesRule\\Model\\Rule\\Condition\\Combine","attribute":null,"operator":null,"value":"1","is_value_processed":null,"aggregator":"all","conditions":[{"type":"Magento\\SalesRule\\Model\\Rule\\Condition\\Address","attribute":"base_subtotal","operator":"&gt;=","value":"10","is_value_processed":false}]}</text:p>
          </table:table-cell>
          <table:table-cell office:value-type="string" table:style-name="ce1">
            <text:p>{"type":"Magento\\SalesRule\\Model\\Rule\\Condition\\Product\\Combine","attribute":null,"operator":null,"value":"1","is_value_processed":null,"aggregator":"all"}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,1,2,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y_percent</text:p>
          </table:table-cell>
          <table:table-cell office:value-type="string" table:style-name="ce1">
            <text:p>10.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=Test 10% off default label,1=Test 10% off store label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1">
            <text:p>Test 10% off - Subtotal equals or greater than 1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0% off whole cart</text:p>
          </table:table-cell>
          <table:table-cell office:value-type="string" table:style-name="ce1">
            <text:p>2020-04-01</text:p>
          </table:table-cell>
          <table:table-cell office:value-type="string" table:style-name="ce1">
            <text:p>2020-04-11</text:p>
          </table:table-cell>
          <table:table-cell office:value-type="string" table:style-name="ce1">
            <text:p>{"type":"Magento\\SalesRule\\Model\\Rule\\Condition\\Combine","attribute":null,"operator":null,"value":"1","is_value_processed":null,"aggregator":"all","conditions":[{"type":"Magento\\SalesRule\\Model\\Rule\\Condition\\Address","attribute":"base_subtotal","operator":"&gt;=","value":"10","is_value_processed":false}]}</text:p>
          </table:table-cell>
          <table:table-cell office:value-type="string" table:style-name="ce1">
            <text:p>{"type":"Magento\\SalesRule\\Model\\Rule\\Condition\\Product\\Combine","attribute":null,"operator":null,"value":"1","is_value_processed":null,"aggregator":"all"}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,1,2,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y_percent</text:p>
          </table:table-cell>
          <table:table-cell office:value-type="string" table:style-name="ce1">
            <text:p>10.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=Test 10% off default label,1=Test 10% off store label</text:p>
          </table:table-cell>
          <table:table-cell table:number-columns-repeated="1635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3</meta:generator>
    <dc:creator>MacBook</dc:creator>
    <meta:creation-date>2020-07-01T12:31:44Z</meta:creation-date>
    <dc:date>2020-07-30T11:46:33Z</dc:date>
  </office:meta>
</office:document-meta>
</file>